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Bold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639291" text:style-name="L1">
        <text:list-item>
          <text:p text:style-name="P1">Get Source Forge account</text:p>
          <text:list>
            <text:list-item>
              <text:p text:style-name="P1">Request to be added as member of project --&gt; Nathan Bunker</text:p>
            </text:list-item>
          </text:list>
        </text:list-item>
        <text:list-item>
          <text:p text:style-name="P1">Install Maven</text:p>
          <text:list>
            <text:list-item>
              <text:p text:style-name="P1">Follow instructions here: <text:a xlink:type="simple" xlink:href="http://maven.apache.org/download.html">http://maven.apache.org/download.html</text:a></text:p>
            </text:list-item>
          </text:list>
        </text:list-item>
        <text:list-item>
          <text:p text:style-name="P1">Install Eclipse</text:p>
        </text:list-item>
        <text:list-item>
          <text:p text:style-name="P1">Install Maven Eclipse plugin</text:p>
          <text:list>
            <text:list-item>
              <text:p text:style-name="P1">Instructions: <text:a xlink:type="simple" xlink:href="http://www.eclipse.org/m2e/">http://www.eclipse.org/m2e/</text:a></text:p>
            </text:list-item>
            <text:list-item>
              <text:p text:style-name="P1">Install link for Eclipse installer: <text:a xlink:type="simple" xlink:href="http://download.eclipse.org/technology/m2e/releases">http://download.eclipse.org/technology/m2e/releases</text:a> </text:p>
            </text:list-item>
          </text:list>
        </text:list-item>
        <text:list-item>
          <text:p text:style-name="P1">Install SVN plugin</text:p>
          <text:list>
            <text:list-item>
              <text:p text:style-name="P1">Instructions: <text:a xlink:type="simple" xlink:href="http://subclipse.tigris.org/">http://subclipse.tigris.org/</text:a></text:p>
            </text:list-item>
            <text:list-item>
              <text:p text:style-name="P1">Eclipse link: <text:a xlink:type="simple" xlink:href="http://subclipse.tigris.org/update_1.8.x">http://subclipse.tigris.org/update_1.8.x</text:a> </text:p>
            </text:list-item>
          </text:list>
        </text:list-item>
        <text:list-item>
          <text:p text:style-name="P1">Install Oracle jar into Maven</text:p>
          <text:list>
            <text:list-item>
              <text:p text:style-name="P1">Script is here: </text:p>
            </text:list-item>
          </text:list>
        </text:list-item>
        <text:list-item>
          <text:p text:style-name="P1">Setup database</text:p>
          <text:list>
            <text:list-item>
              <text:p text:style-name="P1">Oracle</text:p>
            </text:list-item>
            <text:list-item>
              <text:p text:style-name="P1">MySQL</text:p>
            </text:list-item>
            <text:list-item>
              <text:p text:style-name="P1">Hypersonic</text:p>
            </text:list-item>
          </text:list>
        </text:list-item>
        <text:list-item>
          <text:p text:style-name="P1"/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Bold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ahoma1"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ahoma1" fo:font-size="12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6T12:51:14.92</meta:creation-date>
    <dc:title>Tahoma</dc:title>
    <meta:editing-duration>PT2H6M59S</meta:editing-duration>
    <meta:editing-cycles>3</meta:editing-cycles>
    <meta:generator>OpenOffice.org/3.3$Win32 OpenOffice.org_project/330m20$Build-9567</meta:generator>
    <meta:initial-creator>Nathan Bunker</meta:initial-creator>
    <dc:date>2011-10-26T15:13:24.79</dc:date>
    <dc:creator>Nathan Bunker</dc:creator>
    <meta:document-statistic meta:table-count="0" meta:image-count="0" meta:object-count="0" meta:page-count="1" meta:paragraph-count="17" meta:word-count="74" meta:character-count="542"/>
    <meta:template xlink:type="simple" xlink:actuate="onRequest" xlink:title="Tahoma" xlink:href="../../../../../../Documents%20and%20Settings/nathan/Application%20Data/OpenOffice.org/3/user/template/Tahoma.ott" meta:date="2011-10-26T12:51:13.90"/>
  </office:meta>
</office:document-meta>
</file>